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0173700" officeooo:paragraph-rsid="00173700" style:font-weight-asian="normal" style:font-weight-complex="normal"/>
    </style:style>
    <style:style style:name="P2" style:family="paragraph" style:parent-style-name="Standard">
      <style:text-properties style:text-underline-style="none" fo:font-weight="bold" officeooo:rsid="00173700" officeooo:paragraph-rsid="00173700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173700" officeooo:paragraph-rsid="00173700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173700" officeooo:paragraph-rsid="00178120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rsid="001880b3" officeooo:paragraph-rsid="001880b3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73700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73700" officeooo:paragraph-rsid="00173700" style:font-weight-asian="bold" style:font-weight-complex="bold"/>
    </style:style>
    <style:style style:name="P8" style:family="paragraph" style:parent-style-name="Standard">
      <style:text-properties fo:font-weight="bold" officeooo:rsid="00178120" officeooo:paragraph-rsid="00178120" style:font-weight-asian="bold" style:font-weight-complex="bold"/>
    </style:style>
    <style:style style:name="P9" style:family="paragraph" style:parent-style-name="Standard">
      <style:text-properties style:text-underline-style="none" fo:font-weight="normal" officeooo:rsid="00173700" officeooo:paragraph-rsid="00173700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9e934" officeooo:paragraph-rsid="0019e93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officeooo:rsid="00173700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78120"/>
    </style:style>
    <style:style style:name="T6" style:family="text">
      <style:text-properties style:text-line-through-style="none" style:text-line-through-type="none" style:text-underline-style="none"/>
    </style:style>
    <style:style style:name="T7" style:family="text">
      <style:text-properties style:text-line-through-style="solid" style:text-line-through-type="single" style:text-underline-style="none"/>
    </style:style>
    <style:style style:name="T8" style:family="text">
      <style:text-properties officeooo:rsid="001ad0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GROUPE JIVAZ</text:p>
      <text:p text:style-name="Standard"/>
      <text:p text:style-name="Standard"/>
      <text:p text:style-name="Standard"><text:tab/><text:tab/><text:tab/><text:tab/><text:span text:style-name="T3">Speed boat du 30/03/2018</text:span></text:p>
      <text:p text:style-name="P6"/>
      <text:p text:style-name="P6"/>
      <text:p text:style-name="P6"/>
      <text:p text:style-name="P6"/>
      <text:p text:style-name="P7">Sujet retenu :</text:p>
      <text:p text:style-name="P7"/>
      <text:p text:style-name="P7"/>
      <text:p text:style-name="P1"><text:s/><text:span text:style-name="T1">I - Trop de survol</text:span></text:p>
      <text:p text:style-name="P1"/>
      <text:p text:style-name="P1"><text:span text:style-name="T2">Cause :</text:span> </text:p>
      <text:p text:style-name="P1">Manque de temps</text:p>
      <text:p text:style-name="P1">Manque de concertation entre nous</text:p>
      <text:p text:style-name="P1">Démarrage trop rapide des nouveaux modules</text:p>
      <text:p text:style-name="P1">Manque d’organisation</text:p>
      <text:p text:style-name="P1"/>
      <text:p text:style-name="P1"/>
      <text:p text:style-name="P3">Actions à mener :<text:span text:style-name="T4"> </text:span></text:p>
      <text:p text:style-name="P1">Refaire le point au travers du cahier des charges</text:p>
      <text:p text:style-name="P4"><text:span text:style-name="T7">Révisions, exercices </text:span><text:span text:style-name="T6"><text:s/>(pas assez de temps)</text:span></text:p>
      <text:p text:style-name="P4"><text:span text:style-name="T4">T</text:span><text:span text:style-name="T5">ravai</text:span><text:span text:style-name="T4">ller </text:span><text:span text:style-name="T5">tous </text:span><text:span text:style-name="T4">les bases en début de </text:span><text:span text:style-name="T5">m</text:span><text:span text:style-name="T4">odule puis se répartir des sujets plus avancés avec un retour aux membres du groupe (fiche technique).</text:span></text:p>
      <text:p text:style-name="P3"><text:span text:style-name="T4">Plus de dialogue </text:span><text:span text:style-name="T5">en laissant chacun exprimer son point de vue.</text:span></text:p>
      <text:p text:style-name="P5"><text:span text:style-name="T5">P</text:span><text:span text:style-name="T4">rendre un vrai temps de réunion pour choisir les orientations.</text:span></text:p>
      <text:p text:style-name="P1"/>
      <text:p text:style-name="P1"/>
      <text:p text:style-name="P3">Échéance :</text:p>
      <text:p text:style-name="P1">en début de module (fixer les objectifs <text:span text:style-name="T8">(bases à voir)</text:span> et les délais )</text:p>
      <text:p text:style-name="P10">après avoir vu les bases faire un point et se répartir les sujets avancés,</text:p>
      <text:p text:style-name="P1">en fin de module (faire le point)</text:p>
      <text:p text:style-name="P1"/>
      <text:p text:style-name="P2"/>
      <text:p text:style-name="P1"/>
      <text:p text:style-name="P1"/>
      <text:p text:style-name="P1"/>
      <text:p text:style-name="P1"/>
      <text:p text:style-name="P1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16:32:18.632000000</meta:creation-date>
    <dc:date>2018-03-30T16:55:13.232000000</dc:date>
    <meta:editing-duration>PT8M23S</meta:editing-duration>
    <meta:editing-cycles>4</meta:editing-cycles>
    <meta:generator>LibreOffice/5.4.3.2$Windows_X86_64 LibreOffice_project/92a7159f7e4af62137622921e809f8546db437e5</meta:generator>
    <meta:document-statistic meta:table-count="0" meta:image-count="0" meta:object-count="0" meta:page-count="1" meta:paragraph-count="20" meta:word-count="133" meta:character-count="757" meta:non-whitespace-character-count="632"/>
  </office:meta>
</office:document-meta>
</file>